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b2d7" officeooo:paragraph-rsid="0015b2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OC id="XIN_ENG_20090728.0389" type="story" &gt;</text:p>
      <text:p text:style-name="P1">&lt;HEADLINE&gt;</text:p>
      <text:p text:style-name="P1">PLA opens up to journalists ahead of founding anniversary</text:p>
      <text:p text:style-name="P1">&lt;/HEADLINE&gt;</text:p>
      <text:p text:style-name="P1">&lt;DATELINE&gt;</text:p>
      <text:p text:style-name="P1">BEIJING, July 28 (Xinhua)</text:p>
      <text:p text:style-name="P1">&lt;/DATELINE&gt;</text:p>
      <text:p text:style-name="P1">&lt;TEXT&gt;</text:p>
      <text:p text:style-name="P1">&lt;P&gt;</text:p>
      <text:p text:style-name="P1">More than 100 Chinese and foreign journalists were invited to visit a military</text:p>
      <text:p text:style-name="P1">base on the outskirts of Beijing Tuesday for an inside view of life in the</text:p>
      <text:p text:style-name="P1">Chinese People's Liberation Army (PLA).</text:p>
      <text:p text:style-name="P1">&lt;/P&gt;</text:p>
      <text:p text:style-name="P1">&lt;P&gt;</text:p>
      <text:p text:style-name="P1">The invitation was promoted as a move to expand the military's openness and</text:p>
      <text:p text:style-name="P1">transparency ahead of the PLA's 82nd founding anniversary on Aug. 1.</text:p>
      <text:p text:style-name="P1">&lt;/P&gt;</text:p>
      <text:p text:style-name="P1">&lt;P&gt;</text:p>
      <text:p text:style-name="P1">The journalists were taken to military kitchen of the Third Guard Division, a</text:p>
      <text:p text:style-name="P1">garrison force to protect Beijing, where typical Chinese food attracted much</text:p>
      <text:p text:style-name="P1">attention.</text:p>
      <text:p text:style-name="P1">&lt;/P&gt;</text:p>
      <text:p text:style-name="P1">&lt;P&gt;</text:p>
      <text:p text:style-name="P1">Military officers and soldiers demonstrated their rifle and mortar marksmanship</text:p>
      <text:p text:style-name="P1">as well as hand-to-hand combat techniques. An anti-terror unit conducted a drill</text:p>
      <text:p text:style-name="P1">to deal with "terrorists" in a three-story building.</text:p>
      <text:p text:style-name="P1">&lt;/P&gt;</text:p>
      <text:p text:style-name="P1">&lt;P&gt;</text:p>
      <text:p text:style-name="P1">David Wivell, a reporter from the Associated Press Television, told Xinhua that</text:p>
      <text:p text:style-name="P1">he had visited Chinese military bases several times and was impressed every time</text:p>
      <text:p text:style-name="P1">by the PLA's competence.</text:p>
      <text:p text:style-name="P1">&lt;/P&gt;</text:p>
      <text:p text:style-name="P1">&lt;P&gt;</text:p>
      <text:p text:style-name="P1">The Third Guard Division, founded in 1941, has participated in more than 2,000</text:p>
      <text:p text:style-name="P1">major battles and operations.</text:p>
      <text:p text:style-name="P1">&lt;/P&gt;</text:p>
      <text:p text:style-name="P1">&lt;P&gt;</text:p>
      <text:p text:style-name="P1">The motorized infantry division is mainly responsible for the ground and air</text:p>
      <text:p text:style-name="P1">defense of China's capital and anti-terror operations.</text:p>
      <text:p text:style-name="P1">&lt;/P&gt;</text:p>
      <text:p text:style-name="P1">&lt;/TEXT&gt;</text:p>
      <text:p text:style-name="P1">&lt;/DOC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Hawkins</meta:initial-creator>
    <meta:creation-date>2014-07-29T16:03:52.494842501</meta:creation-date>
    <dc:date>2014-07-29T16:14:56.250936535</dc:date>
    <dc:creator>Natalie Hawkins</dc:creator>
    <meta:editing-duration>P0D</meta:editing-duration>
    <meta:editing-cycles>1</meta:editing-cycles>
    <meta:document-statistic meta:table-count="0" meta:image-count="0" meta:object-count="0" meta:page-count="1" meta:paragraph-count="42" meta:word-count="215" meta:character-count="1408" meta:non-whitespace-character-count="1193"/>
    <meta:generator>LibreOffice/4.1.5.3$Linux_X86_64 LibreOffice_project/205099f953b4b61c41106e07b17e9e5acc65037</meta:generator>
  </office:meta>
</office:document-meta>
</file>